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18076D6D6817263B6F4.png" manifest:media-type="image/png"/>
  <manifest:file-entry manifest:full-path="Pictures/100000000000017A0000024D4C768D89CD0753DF.png" manifest:media-type="image/png"/>
  <manifest:file-entry manifest:full-path="Pictures/100002010000038400000640A4DBBC6E47D9C1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975cm, 0cm, 2.676cm, 0.962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59cm, 2.446cm, 1.4cm, 1.6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fo:min-height="1.42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cm" svg:stroke-color="#6666ff" draw:marker-start-width="0.5cm" draw:marker-end="Symmetric_20_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0.882cm" fo:min-width="0.49cm"/>
    </style:style>
    <style:style style:name="gr7" style:family="graphic" style:parent-style-name="standard">
      <style:graphic-properties draw:stroke="none" svg:stroke-color="#000000" draw:fill="solid" draw:fill-color="#ffffff" fo:min-height="2.23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18.798cm" draw:transform="rotate (1.5707963267949) translate (1.101cm 26.4cm)">
          <draw:image xlink:href="Pictures/100002010000038400000640A4DBBC6E47D9C133.png" xlink:type="simple" xlink:show="embed" xlink:actuate="onLoad">
            <text:p/>
          </draw:image>
        </draw:frame>
        <draw:frame draw:style-name="gr2" draw:text-style-name="P1" draw:layer="layout" svg:width="9.499cm" svg:height="7.599cm" svg:x="2.3cm" svg:y="1.3cm">
          <draw:image xlink:href="Pictures/10000201000002000000018076D6D6817263B6F4.png" xlink:type="simple" xlink:show="embed" xlink:actuate="onLoad">
            <text:p/>
          </draw:image>
        </draw:frame>
        <draw:frame draw:style-name="gr3" draw:text-style-name="P2" draw:layer="layout" svg:width="7.2cm" svg:height="1.673cm" svg:x="1.4cm" svg:y="24.2cm">
          <draw:text-box>
            <text:p>Cable con señales de control para cada motor</text:p>
          </draw:text-box>
        </draw:frame>
        <draw:frame draw:style-name="gr4" draw:text-style-name="P1" draw:layer="layout" svg:width="6.2cm" svg:height="9.661cm" svg:x="12.6cm" svg:y="1.039cm">
          <draw:image xlink:href="Pictures/100000000000017A0000024D4C768D89CD0753DF.png" xlink:type="simple" xlink:show="embed" xlink:actuate="onLoad">
            <text:p/>
          </draw:image>
        </draw:frame>
        <draw:path draw:style-name="gr5" draw:text-style-name="P3" draw:layer="layout" svg:width="1.056cm" svg:height="1.143cm" draw:transform="skewX (-0.376642052580376) rotate (-1.53362081372742) translate (9.08826972406886cm 23.2901087053582cm)" svg:viewBox="0 0 1057 1144" svg:d="M0 23c758-107 740 192 712 304-39 157 319 284 233 439l33 140 79 142-41 96">
          <text:p/>
        </draw:path>
        <draw:frame draw:style-name="gr3" draw:text-style-name="P2" draw:layer="layout" svg:width="5.2cm" svg:height="1.673cm" svg:x="10.1cm" svg:y="24.2cm">
          <draw:text-box>
            <text:p>Cable de control para motor 8</text:p>
          </draw:text-box>
        </draw:frame>
        <draw:path draw:style-name="gr5" draw:text-style-name="P3" draw:layer="layout" svg:width="0.845cm" svg:height="1.246cm" draw:transform="skewX (-0.261101256098352) rotate (-1.52000724556186) translate (15.9871767285795cm 24.1920869534985cm)" svg:viewBox="0 0 846 1247" svg:d="M0 25c607-117 592 209 570 332-32 171 255 309 186 478l27 153 63 155-33 104">
          <text:p/>
        </draw:path>
        <draw:custom-shape draw:style-name="gr6" draw:text-style-name="P1" draw:layer="layout" svg:width="1.4cm" svg:height="1.6cm" svg:x="13.7cm" svg:y="18.9cm">
          <text:p/>
          <draw:enhanced-geometry svg:viewBox="0 0 21600 21600" draw:glue-points="10800 0 3163 3163 0 10800 3163 18437 10800 21600 18437 18437 21600 10800 18437 3163" draw:text-areas="3163 3163 18437 18437" draw:type="ring" draw:modifiers="1626.1159227181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7" draw:text-style-name="P2" draw:layer="layout" svg:width="7.1cm" svg:height="2.484cm" svg:x="12.7cm" svg:y="14.116cm">
          <draw:text-box>
            <text:p>S = señal<text:tab/>= amarillo</text:p>
            <text:p>+ = 3.3V <text:s text:c="4"/><text:tab/>= rojo</text:p>
            <text:p>- <text:s/>= GND <text:s text:c="3"/><text:tab/>= negro</text:p>
          </draw:text-box>
        </draw:frame>
        <draw:path draw:style-name="gr5" draw:text-style-name="P3" draw:layer="layout" svg:width="1.605cm" svg:height="1.952cm" draw:transform="skewX (-0.217642557723693) rotate (2.35706715481834) translate (13.7802562922032cm 19.3197317177431cm)" svg:viewBox="0 0 1606 1953" svg:d="M0 29c331-114 564 144 867 222 240 62 551 147 623 424 65 253 196 524 48 783l41 294 24 20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4T10:22:20.622873739</meta:creation-date>
    <dc:date>2021-08-24T14:24:31.509941354</dc:date>
    <meta:editing-duration>PT3H40M50S</meta:editing-duration>
    <meta:editing-cycles>4</meta:editing-cycles>
    <meta:generator>LibreOffice/5.1.6.2$Linux_X86_64 LibreOffice_project/10m0$Build-2</meta:generator>
    <meta:document-statistic meta:object-count="10"/>
  </office:meta>
</office:document-meta>
</file>